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6.69mm"/>
    </style:style>
    <style:style style:name="co2" style:family="table-column">
      <style:table-column-properties fo:break-before="auto" style:column-width="22.4mm"/>
    </style:style>
    <style:style style:name="co3" style:family="table-column">
      <style:table-column-properties fo:break-before="auto" style:column-width="15.5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EEFposition" table:style-name="ta1">
        <table:shapes>
          <draw:frame draw:z-index="0" draw:style-name="gr1" draw:text-style-name="P1" svg:width="159.99mm" svg:height="89.99mm" svg:x="116.26mm" svg:y="1mm">
            <loext:p draw:notify-on-update-of-ranges="EEFposition.D1:EEFposition.D55 EEFposition.F1:EEFposition.F5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default-cell-style-name="Default"/>
        <table:table-column table:style-name="co4" table:number-columns-repeated="2" table:default-cell-style-name="Default"/>
        <table:table-row table:style-name="ro1">
          <table:table-cell office:value-type="float" office:value="-3.1757" calcext:value-type="float">
            <text:p>-3.1757</text:p>
          </table:table-cell>
          <table:table-cell office:value-type="float" office:value="-0.00139818" calcext:value-type="float">
            <text:p>-0.00139818</text:p>
          </table:table-cell>
          <table:table-cell office:value-type="float" office:value="4.66045" calcext:value-type="float">
            <text:p>4.66045</text:p>
          </table:table-cell>
          <table:table-cell office:value-type="float" office:value="52.2664" calcext:value-type="float">
            <text:p>52.2664</text:p>
          </table:table-cell>
          <table:table-cell office:value-type="float" office:value="0.0891672" calcext:value-type="float">
            <text:p>0.0891672</text:p>
          </table:table-cell>
          <table:table-cell table:formula="of:=[.E1]*(1-0.6)+([.E1]*0.6)" office:value-type="float" office:value="0.0891672" calcext:value-type="float">
            <text:p>0.0891672</text:p>
          </table:table-cell>
          <table:table-cell table:formula="of:=[.F1]*(1-0.6)+([.F1]*0.6)" office:value-type="float" office:value="0.0891672" calcext:value-type="float">
            <text:p>0.0891672</text:p>
          </table:table-cell>
        </table:table-row>
        <table:table-row table:style-name="ro1">
          <table:table-cell office:value-type="float" office:value="-3.17492" calcext:value-type="float">
            <text:p>-3.17492</text:p>
          </table:table-cell>
          <table:table-cell office:value-type="float" office:value="-0.00139784" calcext:value-type="float">
            <text:p>-0.00139784</text:p>
          </table:table-cell>
          <table:table-cell office:value-type="float" office:value="4.65832" calcext:value-type="float">
            <text:p>4.65832</text:p>
          </table:table-cell>
          <table:table-cell office:value-type="float" office:value="52.5666" calcext:value-type="float">
            <text:p>52.5666</text:p>
          </table:table-cell>
          <table:table-cell office:value-type="float" office:value="-0.00709546" calcext:value-type="float">
            <text:p>-0.00709546</text:p>
          </table:table-cell>
          <table:table-cell table:formula="of:=[.E2]*(1-0.6)+([.G1]*0.6)" office:value-type="float" office:value="0.050662136" calcext:value-type="float">
            <text:p>0.050662136</text:p>
          </table:table-cell>
          <table:table-cell table:formula="of:=[.F2]" office:value-type="float" office:value="0.050662136" calcext:value-type="float">
            <text:p>0.050662136</text:p>
          </table:table-cell>
        </table:table-row>
        <table:table-row table:style-name="ro1">
          <table:table-cell office:value-type="float" office:value="-3.1757" calcext:value-type="float">
            <text:p>-3.1757</text:p>
          </table:table-cell>
          <table:table-cell office:value-type="float" office:value="-0.00139818" calcext:value-type="float">
            <text:p>-0.00139818</text:p>
          </table:table-cell>
          <table:table-cell office:value-type="float" office:value="4.66045" calcext:value-type="float">
            <text:p>4.66045</text:p>
          </table:table-cell>
          <table:table-cell office:value-type="float" office:value="52.7665" calcext:value-type="float">
            <text:p>52.7665</text:p>
          </table:table-cell>
          <table:table-cell office:value-type="float" office:value="0.0106539" calcext:value-type="float">
            <text:p>0.0106539</text:p>
          </table:table-cell>
          <table:table-cell table:formula="of:=[.E3]*(1-0.6)+([.G2]*0.6)" office:value-type="float" office:value="0.0346588416" calcext:value-type="float">
            <text:p>0.0346588416</text:p>
          </table:table-cell>
          <table:table-cell table:formula="of:=[.F3]" office:value-type="float" office:value="0.0346588416" calcext:value-type="float">
            <text:p>0.0346588416</text:p>
          </table:table-cell>
        </table:table-row>
        <table:table-row table:style-name="ro1">
          <table:table-cell office:value-type="float" office:value="-3.17648" calcext:value-type="float">
            <text:p>-3.17648</text:p>
          </table:table-cell>
          <table:table-cell office:value-type="float" office:value="-0.00139853" calcext:value-type="float">
            <text:p>-0.00139853</text:p>
          </table:table-cell>
          <table:table-cell office:value-type="float" office:value="4.66258" calcext:value-type="float">
            <text:p>4.66258</text:p>
          </table:table-cell>
          <table:table-cell office:value-type="float" office:value="52.8666" calcext:value-type="float">
            <text:p>52.8666</text:p>
          </table:table-cell>
          <table:table-cell office:value-type="float" office:value="0.0212938" calcext:value-type="float">
            <text:p>0.0212938</text:p>
          </table:table-cell>
          <table:table-cell table:formula="of:=[.E4]*(1-0.6)+([.G3]*0.6)" office:value-type="float" office:value="0.02931282496" calcext:value-type="float">
            <text:p>0.029312825</text:p>
          </table:table-cell>
          <table:table-cell table:formula="of:=[.F4]" office:value-type="float" office:value="0.02931282496" calcext:value-type="float">
            <text:p>0.029312825</text:p>
          </table:table-cell>
        </table:table-row>
        <table:table-row table:style-name="ro1">
          <table:table-cell office:value-type="float" office:value="-3.1782" calcext:value-type="float">
            <text:p>-3.1782</text:p>
          </table:table-cell>
          <table:table-cell office:value-type="float" office:value="-0.0154662" calcext:value-type="float">
            <text:p>-0.0154662</text:p>
          </table:table-cell>
          <table:table-cell office:value-type="float" office:value="4.65358" calcext:value-type="float">
            <text:p>4.65358</text:p>
          </table:table-cell>
          <table:table-cell office:value-type="float" office:value="53.0666" calcext:value-type="float">
            <text:p>53.0666</text:p>
          </table:table-cell>
          <table:table-cell office:value-type="float" office:value="-0.0449725" calcext:value-type="float">
            <text:p>-0.0449725</text:p>
          </table:table-cell>
          <table:table-cell table:formula="of:=[.E5]*(1-0.6)+([.G4]*0.6)" office:value-type="float" office:value="-0.000401305023999987" calcext:value-type="float">
            <text:p>-0.000401305</text:p>
          </table:table-cell>
          <table:table-cell table:formula="of:=[.F5]" office:value-type="float" office:value="-0.000401305023999987" calcext:value-type="float">
            <text:p>-0.000401305</text:p>
          </table:table-cell>
        </table:table-row>
        <table:table-row table:style-name="ro1">
          <table:table-cell office:value-type="float" office:value="-3.18153" calcext:value-type="float">
            <text:p>-3.18153</text:p>
          </table:table-cell>
          <table:table-cell office:value-type="float" office:value="-0.0154824" calcext:value-type="float">
            <text:p>-0.0154824</text:p>
          </table:table-cell>
          <table:table-cell office:value-type="float" office:value="4.63027" calcext:value-type="float">
            <text:p>4.63027</text:p>
          </table:table-cell>
          <table:table-cell office:value-type="float" office:value="53.1665" calcext:value-type="float">
            <text:p>53.1665</text:p>
          </table:table-cell>
          <table:table-cell office:value-type="float" office:value="-0.233391" calcext:value-type="float">
            <text:p>-0.233391</text:p>
          </table:table-cell>
          <table:table-cell table:formula="of:=[.E6]*(1-0.6)+([.G5]*0.6)" office:value-type="float" office:value="-0.0935971830144" calcext:value-type="float">
            <text:p>-0.093597183</text:p>
          </table:table-cell>
          <table:table-cell table:formula="of:=[.F6]" office:value-type="float" office:value="-0.0935971830144" calcext:value-type="float">
            <text:p>-0.093597183</text:p>
          </table:table-cell>
        </table:table-row>
        <table:table-row table:style-name="ro1">
          <table:table-cell office:value-type="float" office:value="-3.18943" calcext:value-type="float">
            <text:p>-3.18943</text:p>
          </table:table-cell>
          <table:table-cell office:value-type="float" office:value="-0.0155208" calcext:value-type="float">
            <text:p>-0.0155208</text:p>
          </table:table-cell>
          <table:table-cell office:value-type="float" office:value="4.5451" calcext:value-type="float">
            <text:p>4.5451</text:p>
          </table:table-cell>
          <table:table-cell office:value-type="float" office:value="53.3668" calcext:value-type="float">
            <text:p>53.3668</text:p>
          </table:table-cell>
          <table:table-cell office:value-type="float" office:value="-0.425332" calcext:value-type="float">
            <text:p>-0.425332</text:p>
          </table:table-cell>
          <table:table-cell table:formula="of:=[.E7]*(1-0.6)+([.G6]*0.6)" office:value-type="float" office:value="-0.22629110980864" calcext:value-type="float">
            <text:p>-0.2262911098</text:p>
          </table:table-cell>
          <table:table-cell table:formula="of:=[.F7]" office:value-type="float" office:value="-0.22629110980864" calcext:value-type="float">
            <text:p>-0.2262911098</text:p>
          </table:table-cell>
        </table:table-row>
        <table:table-row table:style-name="ro1">
          <table:table-cell office:value-type="float" office:value="-3.19029" calcext:value-type="float">
            <text:p>-3.19029</text:p>
          </table:table-cell>
          <table:table-cell office:value-type="float" office:value="-0.015525" calcext:value-type="float">
            <text:p>-0.015525</text:p>
          </table:table-cell>
          <table:table-cell office:value-type="float" office:value="4.41658" calcext:value-type="float">
            <text:p>4.41658</text:p>
          </table:table-cell>
          <table:table-cell office:value-type="float" office:value="53.4664" calcext:value-type="float">
            <text:p>53.4664</text:p>
          </table:table-cell>
          <table:table-cell office:value-type="float" office:value="-1.28975" calcext:value-type="float">
            <text:p>-1.28975</text:p>
          </table:table-cell>
          <table:table-cell table:formula="of:=[.E8]*(1-0.6)+([.G7]*0.6)" office:value-type="float" office:value="-0.651674665885184" calcext:value-type="float">
            <text:p>-0.6516746659</text:p>
          </table:table-cell>
          <table:table-cell table:formula="of:=[.F8]" office:value-type="float" office:value="-0.651674665885184" calcext:value-type="float">
            <text:p>-0.6516746659</text:p>
          </table:table-cell>
        </table:table-row>
        <table:table-row table:style-name="ro1">
          <table:table-cell office:value-type="float" office:value="-3.19419" calcext:value-type="float">
            <text:p>-3.19419</text:p>
          </table:table-cell>
          <table:table-cell office:value-type="float" office:value="-0.015544" calcext:value-type="float">
            <text:p>-0.015544</text:p>
          </table:table-cell>
          <table:table-cell office:value-type="float" office:value="4.3048" calcext:value-type="float">
            <text:p>4.3048</text:p>
          </table:table-cell>
          <table:table-cell office:value-type="float" office:value="53.6667" calcext:value-type="float">
            <text:p>53.6667</text:p>
          </table:table-cell>
          <table:table-cell office:value-type="float" office:value="-0.558243" calcext:value-type="float">
            <text:p>-0.558243</text:p>
          </table:table-cell>
          <table:table-cell table:formula="of:=[.E9]*(1-0.6)+([.G8]*0.6)" office:value-type="float" office:value="-0.61430199953111" calcext:value-type="float">
            <text:p>-0.6143019995</text:p>
          </table:table-cell>
          <table:table-cell table:formula="of:=[.F9]" office:value-type="float" office:value="-0.61430199953111" calcext:value-type="float">
            <text:p>-0.6143019995</text:p>
          </table:table-cell>
        </table:table-row>
        <table:table-row table:style-name="ro1">
          <table:table-cell office:value-type="float" office:value="-3.19435" calcext:value-type="float">
            <text:p>-3.19435</text:p>
          </table:table-cell>
          <table:table-cell office:value-type="float" office:value="-0.00140639" calcext:value-type="float">
            <text:p>-0.00140639</text:p>
          </table:table-cell>
          <table:table-cell office:value-type="float" office:value="4.20144" calcext:value-type="float">
            <text:p>4.20144</text:p>
          </table:table-cell>
          <table:table-cell office:value-type="float" office:value="53.7666" calcext:value-type="float">
            <text:p>53.7666</text:p>
          </table:table-cell>
          <table:table-cell office:value-type="float" office:value="-1.03392" calcext:value-type="float">
            <text:p>-1.03392</text:p>
          </table:table-cell>
          <table:table-cell table:formula="of:=[.E10]*(1-0.6)+([.G9]*0.6)" office:value-type="float" office:value="-0.782149199718666" calcext:value-type="float">
            <text:p>-0.7821491997</text:p>
          </table:table-cell>
          <table:table-cell table:formula="of:=[.F10]" office:value-type="float" office:value="-0.782149199718666" calcext:value-type="float">
            <text:p>-0.7821491997</text:p>
          </table:table-cell>
        </table:table-row>
        <table:table-row table:style-name="ro1">
          <table:table-cell office:value-type="float" office:value="-3.19342" calcext:value-type="float">
            <text:p>-3.19342</text:p>
          </table:table-cell>
          <table:table-cell office:value-type="float" office:value="0.0127282" calcext:value-type="float">
            <text:p>0.0127282</text:p>
          </table:table-cell>
          <table:table-cell office:value-type="float" office:value="4.09393" calcext:value-type="float">
            <text:p>4.09393</text:p>
          </table:table-cell>
          <table:table-cell office:value-type="float" office:value="53.9667" calcext:value-type="float">
            <text:p>53.9667</text:p>
          </table:table-cell>
          <table:table-cell office:value-type="float" office:value="-0.537339" calcext:value-type="float">
            <text:p>-0.537339</text:p>
          </table:table-cell>
          <table:table-cell table:formula="of:=[.E11]*(1-0.6)+([.G10]*0.6)" office:value-type="float" office:value="-0.6842251198312" calcext:value-type="float">
            <text:p>-0.6842251198</text:p>
          </table:table-cell>
          <table:table-cell table:formula="of:=[.F11]" office:value-type="float" office:value="-0.6842251198312" calcext:value-type="float">
            <text:p>-0.6842251198</text:p>
          </table:table-cell>
        </table:table-row>
        <table:table-row table:style-name="ro1">
          <table:table-cell office:value-type="float" office:value="-3.19591" calcext:value-type="float">
            <text:p>-3.19591</text:p>
          </table:table-cell>
          <table:table-cell office:value-type="float" office:value="0.0127382" calcext:value-type="float">
            <text:p>0.0127382</text:p>
          </table:table-cell>
          <table:table-cell office:value-type="float" office:value="3.96729" calcext:value-type="float">
            <text:p>3.96729</text:p>
          </table:table-cell>
          <table:table-cell office:value-type="float" office:value="54.0666" calcext:value-type="float">
            <text:p>54.0666</text:p>
          </table:table-cell>
          <table:table-cell office:value-type="float" office:value="-1.26785" calcext:value-type="float">
            <text:p>-1.26785</text:p>
          </table:table-cell>
          <table:table-cell table:formula="of:=[.E12]*(1-0.6)+([.G11]*0.6)" office:value-type="float" office:value="-0.91767507189872" calcext:value-type="float">
            <text:p>-0.9176750719</text:p>
          </table:table-cell>
          <table:table-cell table:formula="of:=[.F12]" office:value-type="float" office:value="-0.91767507189872" calcext:value-type="float">
            <text:p>-0.9176750719</text:p>
          </table:table-cell>
        </table:table-row>
        <table:table-row table:style-name="ro1">
          <table:table-cell office:value-type="float" office:value="-3.19636" calcext:value-type="float">
            <text:p>-3.19636</text:p>
          </table:table-cell>
          <table:table-cell office:value-type="float" office:value="-0.00140728" calcext:value-type="float">
            <text:p>-0.00140728</text:p>
          </table:table-cell>
          <table:table-cell office:value-type="float" office:value="3.84657" calcext:value-type="float">
            <text:p>3.84657</text:p>
          </table:table-cell>
          <table:table-cell office:value-type="float" office:value="54.2666" calcext:value-type="float">
            <text:p>54.2666</text:p>
          </table:table-cell>
          <table:table-cell office:value-type="float" office:value="-0.603557" calcext:value-type="float">
            <text:p>-0.603557</text:p>
          </table:table-cell>
          <table:table-cell table:formula="of:=[.E13]*(1-0.6)+([.G12]*0.6)" office:value-type="float" office:value="-0.792027843139232" calcext:value-type="float">
            <text:p>-0.7920278431</text:p>
          </table:table-cell>
          <table:table-cell table:formula="of:=[.F13]" office:value-type="float" office:value="-0.792027843139232" calcext:value-type="float">
            <text:p>-0.7920278431</text:p>
          </table:table-cell>
        </table:table-row>
        <table:table-row table:style-name="ro1">
          <table:table-cell office:value-type="float" office:value="-3.19831" calcext:value-type="float">
            <text:p>-3.19831</text:p>
          </table:table-cell>
          <table:table-cell office:value-type="float" office:value="-0.00140814" calcext:value-type="float">
            <text:p>-0.00140814</text:p>
          </table:table-cell>
          <table:table-cell office:value-type="float" office:value="3.7273" calcext:value-type="float">
            <text:p>3.7273</text:p>
          </table:table-cell>
          <table:table-cell office:value-type="float" office:value="54.3665" calcext:value-type="float">
            <text:p>54.3665</text:p>
          </table:table-cell>
          <table:table-cell office:value-type="float" office:value="-1.19385" calcext:value-type="float">
            <text:p>-1.19385</text:p>
          </table:table-cell>
          <table:table-cell table:formula="of:=[.E14]*(1-0.6)+([.G13]*0.6)" office:value-type="float" office:value="-0.952756705883539" calcext:value-type="float">
            <text:p>-0.9527567059</text:p>
          </table:table-cell>
          <table:table-cell table:formula="of:=[.F14]" office:value-type="float" office:value="-0.952756705883539" calcext:value-type="float">
            <text:p>-0.9527567059</text:p>
          </table:table-cell>
        </table:table-row>
        <table:table-row table:style-name="ro1">
          <table:table-cell office:value-type="float" office:value="-3.20073" calcext:value-type="float">
            <text:p>-3.20073</text:p>
          </table:table-cell>
          <table:table-cell office:value-type="float" office:value="-0.0014092" calcext:value-type="float">
            <text:p>-0.0014092</text:p>
          </table:table-cell>
          <table:table-cell office:value-type="float" office:value="3.62733" calcext:value-type="float">
            <text:p>3.62733</text:p>
          </table:table-cell>
          <table:table-cell office:value-type="float" office:value="54.5665" calcext:value-type="float">
            <text:p>54.5665</text:p>
          </table:table-cell>
          <table:table-cell office:value-type="float" office:value="-0.499844" calcext:value-type="float">
            <text:p>-0.499844</text:p>
          </table:table-cell>
          <table:table-cell table:formula="of:=[.E15]*(1-0.6)+([.G14]*0.6)" office:value-type="float" office:value="-0.771591623530123" calcext:value-type="float">
            <text:p>-0.7715916235</text:p>
          </table:table-cell>
          <table:table-cell table:formula="of:=[.F15]" office:value-type="float" office:value="-0.771591623530123" calcext:value-type="float">
            <text:p>-0.7715916235</text:p>
          </table:table-cell>
        </table:table-row>
        <table:table-row table:style-name="ro1">
          <table:table-cell office:value-type="float" office:value="-3.20133" calcext:value-type="float">
            <text:p>-3.20133</text:p>
          </table:table-cell>
          <table:table-cell office:value-type="float" office:value="-0.00140947" calcext:value-type="float">
            <text:p>-0.00140947</text:p>
          </table:table-cell>
          <table:table-cell office:value-type="float" office:value="3.52503" calcext:value-type="float">
            <text:p>3.52503</text:p>
          </table:table-cell>
          <table:table-cell office:value-type="float" office:value="54.6664" calcext:value-type="float">
            <text:p>54.6664</text:p>
          </table:table-cell>
          <table:table-cell office:value-type="float" office:value="-1.02396" calcext:value-type="float">
            <text:p>-1.02396</text:p>
          </table:table-cell>
          <table:table-cell table:formula="of:=[.E16]*(1-0.6)+([.G15]*0.6)" office:value-type="float" office:value="-0.872538974118074" calcext:value-type="float">
            <text:p>-0.8725389741</text:p>
          </table:table-cell>
          <table:table-cell table:formula="of:=[.F16]" office:value-type="float" office:value="-0.872538974118074" calcext:value-type="float">
            <text:p>-0.8725389741</text:p>
          </table:table-cell>
        </table:table-row>
        <table:table-row table:style-name="ro1">
          <table:table-cell office:value-type="float" office:value="-3.19847" calcext:value-type="float">
            <text:p>-3.19847</text:p>
          </table:table-cell>
          <table:table-cell office:value-type="float" office:value="-0.00140821" calcext:value-type="float">
            <text:p>-0.00140821</text:p>
          </table:table-cell>
          <table:table-cell office:value-type="float" office:value="3.40435" calcext:value-type="float">
            <text:p>3.40435</text:p>
          </table:table-cell>
          <table:table-cell office:value-type="float" office:value="54.867" calcext:value-type="float">
            <text:p>54.867</text:p>
          </table:table-cell>
          <table:table-cell office:value-type="float" office:value="-0.601577" calcext:value-type="float">
            <text:p>-0.601577</text:p>
          </table:table-cell>
          <table:table-cell table:formula="of:=[.E17]*(1-0.6)+([.G16]*0.6)" office:value-type="float" office:value="-0.764154184470844" calcext:value-type="float">
            <text:p>-0.7641541845</text:p>
          </table:table-cell>
          <table:table-cell table:formula="of:=[.F17]" office:value-type="float" office:value="-0.764154184470844" calcext:value-type="float">
            <text:p>-0.7641541845</text:p>
          </table:table-cell>
        </table:table-row>
        <table:table-row table:style-name="ro1">
          <table:table-cell office:value-type="float" office:value="-3.19627" calcext:value-type="float">
            <text:p>-3.19627</text:p>
          </table:table-cell>
          <table:table-cell office:value-type="float" office:value="-0.0155541" calcext:value-type="float">
            <text:p>-0.0155541</text:p>
          </table:table-cell>
          <table:table-cell office:value-type="float" office:value="3.29879" calcext:value-type="float">
            <text:p>3.29879</text:p>
          </table:table-cell>
          <table:table-cell office:value-type="float" office:value="54.9665" calcext:value-type="float">
            <text:p>54.9665</text:p>
          </table:table-cell>
          <table:table-cell office:value-type="float" office:value="-1.06108" calcext:value-type="float">
            <text:p>-1.06108</text:p>
          </table:table-cell>
          <table:table-cell table:formula="of:=[.E18]*(1-0.6)+([.G17]*0.6)" office:value-type="float" office:value="-0.882924510682506" calcext:value-type="float">
            <text:p>-0.8829245107</text:p>
          </table:table-cell>
          <table:table-cell table:formula="of:=[.F18]" office:value-type="float" office:value="-0.882924510682506" calcext:value-type="float">
            <text:p>-0.8829245107</text:p>
          </table:table-cell>
        </table:table-row>
        <table:table-row table:style-name="ro1">
          <table:table-cell office:value-type="float" office:value="-3.20025" calcext:value-type="float">
            <text:p>-3.20025</text:p>
          </table:table-cell>
          <table:table-cell office:value-type="float" office:value="-0.0155735" calcext:value-type="float">
            <text:p>-0.0155735</text:p>
          </table:table-cell>
          <table:table-cell office:value-type="float" office:value="3.20407" calcext:value-type="float">
            <text:p>3.20407</text:p>
          </table:table-cell>
          <table:table-cell office:value-type="float" office:value="55.1665" calcext:value-type="float">
            <text:p>55.1665</text:p>
          </table:table-cell>
          <table:table-cell office:value-type="float" office:value="-0.473496" calcext:value-type="float">
            <text:p>-0.473496</text:p>
          </table:table-cell>
          <table:table-cell table:formula="of:=[.E19]*(1-0.6)+([.G18]*0.6)" office:value-type="float" office:value="-0.719153106409504" calcext:value-type="float">
            <text:p>-0.7191531064</text:p>
          </table:table-cell>
          <table:table-cell table:formula="of:=[.F19]" office:value-type="float" office:value="-0.719153106409504" calcext:value-type="float">
            <text:p>-0.7191531064</text:p>
          </table:table-cell>
        </table:table-row>
        <table:table-row table:style-name="ro1">
          <table:table-cell office:value-type="float" office:value="-3.20086" calcext:value-type="float">
            <text:p>-3.20086</text:p>
          </table:table-cell>
          <table:table-cell office:value-type="float" office:value="-0.0155764" calcext:value-type="float">
            <text:p>-0.0155764</text:p>
          </table:table-cell>
          <table:table-cell office:value-type="float" office:value="3.10576" calcext:value-type="float">
            <text:p>3.10576</text:p>
          </table:table-cell>
          <table:table-cell office:value-type="float" office:value="55.2666" calcext:value-type="float">
            <text:p>55.2666</text:p>
          </table:table-cell>
          <table:table-cell office:value-type="float" office:value="-0.982865" calcext:value-type="float">
            <text:p>-0.982865</text:p>
          </table:table-cell>
          <table:table-cell table:formula="of:=[.E20]*(1-0.6)+([.G19]*0.6)" office:value-type="float" office:value="-0.824637863845702" calcext:value-type="float">
            <text:p>-0.8246378638</text:p>
          </table:table-cell>
          <table:table-cell table:formula="of:=[.F20]" office:value-type="float" office:value="-0.824637863845702" calcext:value-type="float">
            <text:p>-0.8246378638</text:p>
          </table:table-cell>
        </table:table-row>
        <table:table-row table:style-name="ro1">
          <table:table-cell office:value-type="float" office:value="-3.20067" calcext:value-type="float">
            <text:p>-3.20067</text:p>
          </table:table-cell>
          <table:table-cell office:value-type="float" office:value="-0.00140918" calcext:value-type="float">
            <text:p>-0.00140918</text:p>
          </table:table-cell>
          <table:table-cell office:value-type="float" office:value="3.00062" calcext:value-type="float">
            <text:p>3.00062</text:p>
          </table:table-cell>
          <table:table-cell office:value-type="float" office:value="55.4667" calcext:value-type="float">
            <text:p>55.4667</text:p>
          </table:table-cell>
          <table:table-cell office:value-type="float" office:value="-0.52527" calcext:value-type="float">
            <text:p>-0.52527</text:p>
          </table:table-cell>
          <table:table-cell table:formula="of:=[.E21]*(1-0.6)+([.G20]*0.6)" office:value-type="float" office:value="-0.704890718307421" calcext:value-type="float">
            <text:p>-0.7048907183</text:p>
          </table:table-cell>
          <table:table-cell table:formula="of:=[.F21]" office:value-type="float" office:value="-0.704890718307421" calcext:value-type="float">
            <text:p>-0.7048907183</text:p>
          </table:table-cell>
        </table:table-row>
        <table:table-row table:style-name="ro1">
          <table:table-cell office:value-type="float" office:value="-3.19899" calcext:value-type="float">
            <text:p>-3.19899</text:p>
          </table:table-cell>
          <table:table-cell office:value-type="float" office:value="-0.00140844" calcext:value-type="float">
            <text:p>-0.00140844</text:p>
          </table:table-cell>
          <table:table-cell office:value-type="float" office:value="2.8873" calcext:value-type="float">
            <text:p>2.8873</text:p>
          </table:table-cell>
          <table:table-cell office:value-type="float" office:value="55.5666" calcext:value-type="float">
            <text:p>55.5666</text:p>
          </table:table-cell>
          <table:table-cell office:value-type="float" office:value="-1.13452" calcext:value-type="float">
            <text:p>-1.13452</text:p>
          </table:table-cell>
          <table:table-cell table:formula="of:=[.E22]*(1-0.6)+([.G21]*0.6)" office:value-type="float" office:value="-0.876742430984453" calcext:value-type="float">
            <text:p>-0.876742431</text:p>
          </table:table-cell>
          <table:table-cell table:formula="of:=[.F22]" office:value-type="float" office:value="-0.876742430984453" calcext:value-type="float">
            <text:p>-0.876742431</text:p>
          </table:table-cell>
        </table:table-row>
        <table:table-row table:style-name="ro1">
          <table:table-cell office:value-type="float" office:value="-3.19617" calcext:value-type="float">
            <text:p>-3.19617</text:p>
          </table:table-cell>
          <table:table-cell office:value-type="float" office:value="0.0127392" calcext:value-type="float">
            <text:p>0.0127392</text:p>
          </table:table-cell>
          <table:table-cell office:value-type="float" office:value="2.81216" calcext:value-type="float">
            <text:p>2.81216</text:p>
          </table:table-cell>
          <table:table-cell office:value-type="float" office:value="55.7666" calcext:value-type="float">
            <text:p>55.7666</text:p>
          </table:table-cell>
          <table:table-cell office:value-type="float" office:value="-0.375635" calcext:value-type="float">
            <text:p>-0.375635</text:p>
          </table:table-cell>
          <table:table-cell table:formula="of:=[.E23]*(1-0.6)+([.G22]*0.6)" office:value-type="float" office:value="-0.676299458590672" calcext:value-type="float">
            <text:p>-0.6762994586</text:p>
          </table:table-cell>
          <table:table-cell table:formula="of:=[.F23]" office:value-type="float" office:value="-0.676299458590672" calcext:value-type="float">
            <text:p>-0.6762994586</text:p>
          </table:table-cell>
        </table:table-row>
        <table:table-row table:style-name="ro1">
          <table:table-cell office:value-type="float" office:value="-3.19201" calcext:value-type="float">
            <text:p>-3.19201</text:p>
          </table:table-cell>
          <table:table-cell office:value-type="float" office:value="0.0127226" calcext:value-type="float">
            <text:p>0.0127226</text:p>
          </table:table-cell>
          <table:table-cell office:value-type="float" office:value="2.72992" calcext:value-type="float">
            <text:p>2.72992</text:p>
          </table:table-cell>
          <table:table-cell office:value-type="float" office:value="55.8664" calcext:value-type="float">
            <text:p>55.8664</text:p>
          </table:table-cell>
          <table:table-cell office:value-type="float" office:value="-0.824224" calcext:value-type="float">
            <text:p>-0.824224</text:p>
          </table:table-cell>
          <table:table-cell table:formula="of:=[.E24]*(1-0.6)+([.G23]*0.6)" office:value-type="float" office:value="-0.735469275154403" calcext:value-type="float">
            <text:p>-0.7354692752</text:p>
          </table:table-cell>
          <table:table-cell table:formula="of:=[.F24]" office:value-type="float" office:value="-0.735469275154403" calcext:value-type="float">
            <text:p>-0.7354692752</text:p>
          </table:table-cell>
        </table:table-row>
        <table:table-row table:style-name="ro1">
          <table:table-cell office:value-type="float" office:value="-3.19254" calcext:value-type="float">
            <text:p>-3.19254</text:p>
          </table:table-cell>
          <table:table-cell office:value-type="float" office:value="-0.00140559" calcext:value-type="float">
            <text:p>-0.00140559</text:p>
          </table:table-cell>
          <table:table-cell office:value-type="float" office:value="2.63349" calcext:value-type="float">
            <text:p>2.63349</text:p>
          </table:table-cell>
          <table:table-cell office:value-type="float" office:value="56.0665" calcext:value-type="float">
            <text:p>56.0665</text:p>
          </table:table-cell>
          <table:table-cell office:value-type="float" office:value="-0.481938" calcext:value-type="float">
            <text:p>-0.481938</text:p>
          </table:table-cell>
          <table:table-cell table:formula="of:=[.E25]*(1-0.6)+([.G24]*0.6)" office:value-type="float" office:value="-0.634056765092642" calcext:value-type="float">
            <text:p>-0.6340567651</text:p>
          </table:table-cell>
          <table:table-cell table:formula="of:=[.F25]" office:value-type="float" office:value="-0.634056765092642" calcext:value-type="float">
            <text:p>-0.6340567651</text:p>
          </table:table-cell>
        </table:table-row>
        <table:table-row table:style-name="ro1">
          <table:table-cell office:value-type="float" office:value="-3.19255" calcext:value-type="float">
            <text:p>-3.19255</text:p>
          </table:table-cell>
          <table:table-cell office:value-type="float" office:value="-0.015536" calcext:value-type="float">
            <text:p>-0.015536</text:p>
          </table:table-cell>
          <table:table-cell office:value-type="float" office:value="2.53185" calcext:value-type="float">
            <text:p>2.53185</text:p>
          </table:table-cell>
          <table:table-cell office:value-type="float" office:value="56.1668" calcext:value-type="float">
            <text:p>56.1668</text:p>
          </table:table-cell>
          <table:table-cell office:value-type="float" office:value="-1.01328" calcext:value-type="float">
            <text:p>-1.01328</text:p>
          </table:table-cell>
          <table:table-cell table:formula="of:=[.E26]*(1-0.6)+([.G25]*0.6)" office:value-type="float" office:value="-0.785746059055585" calcext:value-type="float">
            <text:p>-0.7857460591</text:p>
          </table:table-cell>
          <table:table-cell table:formula="of:=[.F26]" office:value-type="float" office:value="-0.785746059055585" calcext:value-type="float">
            <text:p>-0.7857460591</text:p>
          </table:table-cell>
        </table:table-row>
        <table:table-row table:style-name="ro1">
          <table:table-cell office:value-type="float" office:value="-3.19191" calcext:value-type="float">
            <text:p>-3.19191</text:p>
          </table:table-cell>
          <table:table-cell office:value-type="float" office:value="-0.0155329" calcext:value-type="float">
            <text:p>-0.0155329</text:p>
          </table:table-cell>
          <table:table-cell office:value-type="float" office:value="2.42923" calcext:value-type="float">
            <text:p>2.42923</text:p>
          </table:table-cell>
          <table:table-cell office:value-type="float" office:value="56.3668" calcext:value-type="float">
            <text:p>56.3668</text:p>
          </table:table-cell>
          <table:table-cell office:value-type="float" office:value="-0.513299" calcext:value-type="float">
            <text:p>-0.513299</text:p>
          </table:table-cell>
          <table:table-cell table:formula="of:=[.E27]*(1-0.6)+([.G26]*0.6)" office:value-type="float" office:value="-0.676767235433351" calcext:value-type="float">
            <text:p>-0.6767672354</text:p>
          </table:table-cell>
          <table:table-cell table:formula="of:=[.F27]" office:value-type="float" office:value="-0.676767235433351" calcext:value-type="float">
            <text:p>-0.6767672354</text:p>
          </table:table-cell>
        </table:table-row>
        <table:table-row table:style-name="ro1">
          <table:table-cell office:value-type="float" office:value="-3.19238" calcext:value-type="float">
            <text:p>-3.19238</text:p>
          </table:table-cell>
          <table:table-cell office:value-type="float" office:value="-0.00140552" calcext:value-type="float">
            <text:p>-0.00140552</text:p>
          </table:table-cell>
          <table:table-cell office:value-type="float" office:value="2.33368" calcext:value-type="float">
            <text:p>2.33368</text:p>
          </table:table-cell>
          <table:table-cell office:value-type="float" office:value="56.4666" calcext:value-type="float">
            <text:p>56.4666</text:p>
          </table:table-cell>
          <table:table-cell office:value-type="float" office:value="-0.95694" calcext:value-type="float">
            <text:p>-0.95694</text:p>
          </table:table-cell>
          <table:table-cell table:formula="of:=[.E28]*(1-0.6)+([.G27]*0.6)" office:value-type="float" office:value="-0.788836341260011" calcext:value-type="float">
            <text:p>-0.7888363413</text:p>
          </table:table-cell>
          <table:table-cell table:formula="of:=[.F28]" office:value-type="float" office:value="-0.788836341260011" calcext:value-type="float">
            <text:p>-0.7888363413</text:p>
          </table:table-cell>
        </table:table-row>
        <table:table-row table:style-name="ro1">
          <table:table-cell office:value-type="float" office:value="-3.18734" calcext:value-type="float">
            <text:p>-3.18734</text:p>
          </table:table-cell>
          <table:table-cell office:value-type="float" office:value="0.012704" calcext:value-type="float">
            <text:p>0.012704</text:p>
          </table:table-cell>
          <table:table-cell office:value-type="float" office:value="2.23507" calcext:value-type="float">
            <text:p>2.23507</text:p>
          </table:table-cell>
          <table:table-cell office:value-type="float" office:value="56.6665" calcext:value-type="float">
            <text:p>56.6665</text:p>
          </table:table-cell>
          <table:table-cell office:value-type="float" office:value="-0.493315" calcext:value-type="float">
            <text:p>-0.493315</text:p>
          </table:table-cell>
          <table:table-cell table:formula="of:=[.E29]*(1-0.6)+([.G28]*0.6)" office:value-type="float" office:value="-0.670627804756006" calcext:value-type="float">
            <text:p>-0.6706278048</text:p>
          </table:table-cell>
          <table:table-cell table:formula="of:=[.F29]" office:value-type="float" office:value="-0.670627804756006" calcext:value-type="float">
            <text:p>-0.6706278048</text:p>
          </table:table-cell>
        </table:table-row>
        <table:table-row table:style-name="ro1">
          <table:table-cell office:value-type="float" office:value="-3.18701" calcext:value-type="float">
            <text:p>-3.18701</text:p>
          </table:table-cell>
          <table:table-cell office:value-type="float" office:value="0.0127027" calcext:value-type="float">
            <text:p>0.0127027</text:p>
          </table:table-cell>
          <table:table-cell office:value-type="float" office:value="2.13942" calcext:value-type="float">
            <text:p>2.13942</text:p>
          </table:table-cell>
          <table:table-cell office:value-type="float" office:value="56.7664" calcext:value-type="float">
            <text:p>56.7664</text:p>
          </table:table-cell>
          <table:table-cell office:value-type="float" office:value="-0.957786" calcext:value-type="float">
            <text:p>-0.957786</text:p>
          </table:table-cell>
          <table:table-cell table:formula="of:=[.E30]*(1-0.6)+([.G29]*0.6)" office:value-type="float" office:value="-0.785491082853604" calcext:value-type="float">
            <text:p>-0.7854910829</text:p>
          </table:table-cell>
          <table:table-cell table:formula="of:=[.F30]" office:value-type="float" office:value="-0.785491082853604" calcext:value-type="float">
            <text:p>-0.7854910829</text:p>
          </table:table-cell>
        </table:table-row>
        <table:table-row table:style-name="ro1">
          <table:table-cell office:value-type="float" office:value="-3.18308" calcext:value-type="float">
            <text:p>-3.18308</text:p>
          </table:table-cell>
          <table:table-cell office:value-type="float" office:value="0.012687" calcext:value-type="float">
            <text:p>0.012687</text:p>
          </table:table-cell>
          <table:table-cell office:value-type="float" office:value="2.04538" calcext:value-type="float">
            <text:p>2.04538</text:p>
          </table:table-cell>
          <table:table-cell office:value-type="float" office:value="56.9667" calcext:value-type="float">
            <text:p>56.9667</text:p>
          </table:table-cell>
          <table:table-cell office:value-type="float" office:value="-0.469433" calcext:value-type="float">
            <text:p>-0.469433</text:p>
          </table:table-cell>
          <table:table-cell table:formula="of:=[.E31]*(1-0.6)+([.G30]*0.6)" office:value-type="float" office:value="-0.659067849712162" calcext:value-type="float">
            <text:p>-0.6590678497</text:p>
          </table:table-cell>
          <table:table-cell table:formula="of:=[.F31]" office:value-type="float" office:value="-0.659067849712162" calcext:value-type="float">
            <text:p>-0.6590678497</text:p>
          </table:table-cell>
        </table:table-row>
        <table:table-row table:style-name="ro1">
          <table:table-cell office:value-type="float" office:value="-3.17888" calcext:value-type="float">
            <text:p>-3.17888</text:p>
          </table:table-cell>
          <table:table-cell office:value-type="float" office:value="0.0126703" calcext:value-type="float">
            <text:p>0.0126703</text:p>
          </table:table-cell>
          <table:table-cell office:value-type="float" office:value="1.95584" calcext:value-type="float">
            <text:p>1.95584</text:p>
          </table:table-cell>
          <table:table-cell office:value-type="float" office:value="57.0664" calcext:value-type="float">
            <text:p>57.0664</text:p>
          </table:table-cell>
          <table:table-cell office:value-type="float" office:value="-0.898221" calcext:value-type="float">
            <text:p>-0.898221</text:p>
          </table:table-cell>
          <table:table-cell table:formula="of:=[.E32]*(1-0.6)+([.G31]*0.6)" office:value-type="float" office:value="-0.754729109827297" calcext:value-type="float">
            <text:p>-0.7547291098</text:p>
          </table:table-cell>
          <table:table-cell table:formula="of:=[.F32]" office:value-type="float" office:value="-0.754729109827297" calcext:value-type="float">
            <text:p>-0.7547291098</text:p>
          </table:table-cell>
        </table:table-row>
        <table:table-row table:style-name="ro1">
          <table:table-cell office:value-type="float" office:value="-3.1743" calcext:value-type="float">
            <text:p>-3.1743</text:p>
          </table:table-cell>
          <table:table-cell office:value-type="float" office:value="-0.00139757" calcext:value-type="float">
            <text:p>-0.00139757</text:p>
          </table:table-cell>
          <table:table-cell office:value-type="float" office:value="1.87075" calcext:value-type="float">
            <text:p>1.87075</text:p>
          </table:table-cell>
          <table:table-cell office:value-type="float" office:value="57.2665" calcext:value-type="float">
            <text:p>57.2665</text:p>
          </table:table-cell>
          <table:table-cell office:value-type="float" office:value="-0.425225" calcext:value-type="float">
            <text:p>-0.425225</text:p>
          </table:table-cell>
          <table:table-cell table:formula="of:=[.E33]*(1-0.6)+([.G32]*0.6)" office:value-type="float" office:value="-0.622927465896378" calcext:value-type="float">
            <text:p>-0.6229274659</text:p>
          </table:table-cell>
          <table:table-cell table:formula="of:=[.F33]" office:value-type="float" office:value="-0.622927465896378" calcext:value-type="float">
            <text:p>-0.6229274659</text:p>
          </table:table-cell>
        </table:table-row>
        <table:table-row table:style-name="ro1">
          <table:table-cell office:value-type="float" office:value="-3.1756" calcext:value-type="float">
            <text:p>-3.1756</text:p>
          </table:table-cell>
          <table:table-cell office:value-type="float" office:value="-0.0154535" calcext:value-type="float">
            <text:p>-0.0154535</text:p>
          </table:table-cell>
          <table:table-cell office:value-type="float" office:value="1.77464" calcext:value-type="float">
            <text:p>1.77464</text:p>
          </table:table-cell>
          <table:table-cell office:value-type="float" office:value="57.3666" calcext:value-type="float">
            <text:p>57.3666</text:p>
          </table:table-cell>
          <table:table-cell office:value-type="float" office:value="-0.959948" calcext:value-type="float">
            <text:p>-0.959948</text:p>
          </table:table-cell>
          <table:table-cell table:formula="of:=[.E34]*(1-0.6)+([.G33]*0.6)" office:value-type="float" office:value="-0.757735679537827" calcext:value-type="float">
            <text:p>-0.7577356795</text:p>
          </table:table-cell>
          <table:table-cell table:formula="of:=[.F34]" office:value-type="float" office:value="-0.757735679537827" calcext:value-type="float">
            <text:p>-0.7577356795</text:p>
          </table:table-cell>
        </table:table-row>
        <table:table-row table:style-name="ro1">
          <table:table-cell office:value-type="float" office:value="-3.1737" calcext:value-type="float">
            <text:p>-3.1737</text:p>
          </table:table-cell>
          <table:table-cell office:value-type="float" office:value="-0.0154443" calcext:value-type="float">
            <text:p>-0.0154443</text:p>
          </table:table-cell>
          <table:table-cell office:value-type="float" office:value="1.66733" calcext:value-type="float">
            <text:p>1.66733</text:p>
          </table:table-cell>
          <table:table-cell office:value-type="float" office:value="57.5668" calcext:value-type="float">
            <text:p>57.5668</text:p>
          </table:table-cell>
          <table:table-cell office:value-type="float" office:value="-0.535956" calcext:value-type="float">
            <text:p>-0.535956</text:p>
          </table:table-cell>
          <table:table-cell table:formula="of:=[.E35]*(1-0.6)+([.G34]*0.6)" office:value-type="float" office:value="-0.669023807722696" calcext:value-type="float">
            <text:p>-0.6690238077</text:p>
          </table:table-cell>
          <table:table-cell table:formula="of:=[.F35]" office:value-type="float" office:value="-0.669023807722696" calcext:value-type="float">
            <text:p>-0.6690238077</text:p>
          </table:table-cell>
        </table:table-row>
        <table:table-row table:style-name="ro1">
          <table:table-cell office:value-type="float" office:value="-3.17479" calcext:value-type="float">
            <text:p>-3.17479</text:p>
          </table:table-cell>
          <table:table-cell office:value-type="float" office:value="-0.00139778" calcext:value-type="float">
            <text:p>-0.00139778</text:p>
          </table:table-cell>
          <table:table-cell office:value-type="float" office:value="1.56154" calcext:value-type="float">
            <text:p>1.56154</text:p>
          </table:table-cell>
          <table:table-cell office:value-type="float" office:value="57.6666" calcext:value-type="float">
            <text:p>57.6666</text:p>
          </table:table-cell>
          <table:table-cell office:value-type="float" office:value="-1.0604" calcext:value-type="float">
            <text:p>-1.0604</text:p>
          </table:table-cell>
          <table:table-cell table:formula="of:=[.E36]*(1-0.6)+([.G35]*0.6)" office:value-type="float" office:value="-0.825574284633618" calcext:value-type="float">
            <text:p>-0.8255742846</text:p>
          </table:table-cell>
          <table:table-cell table:formula="of:=[.F36]" office:value-type="float" office:value="-0.825574284633618" calcext:value-type="float">
            <text:p>-0.8255742846</text:p>
          </table:table-cell>
        </table:table-row>
        <table:table-row table:style-name="ro1">
          <table:table-cell office:value-type="float" office:value="-3.17673" calcext:value-type="float">
            <text:p>-3.17673</text:p>
          </table:table-cell>
          <table:table-cell office:value-type="float" office:value="0.0126617" calcext:value-type="float">
            <text:p>0.0126617</text:p>
          </table:table-cell>
          <table:table-cell office:value-type="float" office:value="1.46946" calcext:value-type="float">
            <text:p>1.46946</text:p>
          </table:table-cell>
          <table:table-cell office:value-type="float" office:value="57.8665" calcext:value-type="float">
            <text:p>57.8665</text:p>
          </table:table-cell>
          <table:table-cell office:value-type="float" office:value="-0.460508" calcext:value-type="float">
            <text:p>-0.460508</text:p>
          </table:table-cell>
          <table:table-cell table:formula="of:=[.E37]*(1-0.6)+([.G36]*0.6)" office:value-type="float" office:value="-0.679547770780171" calcext:value-type="float">
            <text:p>-0.6795477708</text:p>
          </table:table-cell>
          <table:table-cell table:formula="of:=[.F37]" office:value-type="float" office:value="-0.679547770780171" calcext:value-type="float">
            <text:p>-0.6795477708</text:p>
          </table:table-cell>
        </table:table-row>
        <table:table-row table:style-name="ro1">
          <table:table-cell office:value-type="float" office:value="-3.18269" calcext:value-type="float">
            <text:p>-3.18269</text:p>
          </table:table-cell>
          <table:table-cell office:value-type="float" office:value="0.0126854" calcext:value-type="float">
            <text:p>0.0126854</text:p>
          </table:table-cell>
          <table:table-cell office:value-type="float" office:value="1.38553" calcext:value-type="float">
            <text:p>1.38553</text:p>
          </table:table-cell>
          <table:table-cell office:value-type="float" office:value="57.9665" calcext:value-type="float">
            <text:p>57.9665</text:p>
          </table:table-cell>
          <table:table-cell office:value-type="float" office:value="-0.839775" calcext:value-type="float">
            <text:p>-0.839775</text:p>
          </table:table-cell>
          <table:table-cell table:formula="of:=[.E38]*(1-0.6)+([.G37]*0.6)" office:value-type="float" office:value="-0.743638662468102" calcext:value-type="float">
            <text:p>-0.7436386625</text:p>
          </table:table-cell>
          <table:table-cell table:formula="of:=[.F38]" office:value-type="float" office:value="-0.743638662468102" calcext:value-type="float">
            <text:p>-0.7436386625</text:p>
          </table:table-cell>
        </table:table-row>
        <table:table-row table:style-name="ro1">
          <table:table-cell office:value-type="float" office:value="-3.18224" calcext:value-type="float">
            <text:p>-3.18224</text:p>
          </table:table-cell>
          <table:table-cell office:value-type="float" office:value="-0.00140106" calcext:value-type="float">
            <text:p>-0.00140106</text:p>
          </table:table-cell>
          <table:table-cell office:value-type="float" office:value="1.30375" calcext:value-type="float">
            <text:p>1.30375</text:p>
          </table:table-cell>
          <table:table-cell office:value-type="float" office:value="58.1666" calcext:value-type="float">
            <text:p>58.1666</text:p>
          </table:table-cell>
          <table:table-cell office:value-type="float" office:value="-0.408645" calcext:value-type="float">
            <text:p>-0.408645</text:p>
          </table:table-cell>
          <table:table-cell table:formula="of:=[.E39]*(1-0.6)+([.G38]*0.6)" office:value-type="float" office:value="-0.609641197480861" calcext:value-type="float">
            <text:p>-0.6096411975</text:p>
          </table:table-cell>
          <table:table-cell table:formula="of:=[.F39]" office:value-type="float" office:value="-0.609641197480861" calcext:value-type="float">
            <text:p>-0.6096411975</text:p>
          </table:table-cell>
        </table:table-row>
        <table:table-row table:style-name="ro1">
          <table:table-cell office:value-type="float" office:value="-3.18158" calcext:value-type="float">
            <text:p>-3.18158</text:p>
          </table:table-cell>
          <table:table-cell office:value-type="float" office:value="-0.00140077" calcext:value-type="float">
            <text:p>-0.00140077</text:p>
          </table:table-cell>
          <table:table-cell office:value-type="float" office:value="1.22325" calcext:value-type="float">
            <text:p>1.22325</text:p>
          </table:table-cell>
          <table:table-cell office:value-type="float" office:value="58.2665" calcext:value-type="float">
            <text:p>58.2665</text:p>
          </table:table-cell>
          <table:table-cell office:value-type="float" office:value="-0.80584" calcext:value-type="float">
            <text:p>-0.80584</text:p>
          </table:table-cell>
          <table:table-cell table:formula="of:=[.E40]*(1-0.6)+([.G39]*0.6)" office:value-type="float" office:value="-0.688120718488517" calcext:value-type="float">
            <text:p>-0.6881207185</text:p>
          </table:table-cell>
          <table:table-cell table:formula="of:=[.F40]" office:value-type="float" office:value="-0.688120718488517" calcext:value-type="float">
            <text:p>-0.6881207185</text:p>
          </table:table-cell>
        </table:table-row>
        <table:table-row table:style-name="ro1">
          <table:table-cell office:value-type="float" office:value="-3.17817" calcext:value-type="float">
            <text:p>-3.17817</text:p>
          </table:table-cell>
          <table:table-cell office:value-type="float" office:value="-0.015466" calcext:value-type="float">
            <text:p>-0.015466</text:p>
          </table:table-cell>
          <table:table-cell office:value-type="float" office:value="1.16356" calcext:value-type="float">
            <text:p>1.16356</text:p>
          </table:table-cell>
          <table:table-cell office:value-type="float" office:value="58.4669" calcext:value-type="float">
            <text:p>58.4669</text:p>
          </table:table-cell>
          <table:table-cell office:value-type="float" office:value="-0.297888" calcext:value-type="float">
            <text:p>-0.297888</text:p>
          </table:table-cell>
          <table:table-cell table:formula="of:=[.E41]*(1-0.6)+([.G40]*0.6)" office:value-type="float" office:value="-0.53202763109311" calcext:value-type="float">
            <text:p>-0.5320276311</text:p>
          </table:table-cell>
          <table:table-cell table:formula="of:=[.F41]" office:value-type="float" office:value="-0.53202763109311" calcext:value-type="float">
            <text:p>-0.5320276311</text:p>
          </table:table-cell>
        </table:table-row>
        <table:table-row table:style-name="ro1">
          <table:table-cell office:value-type="float" office:value="-3.18195" calcext:value-type="float">
            <text:p>-3.18195</text:p>
          </table:table-cell>
          <table:table-cell office:value-type="float" office:value="-0.0154844" calcext:value-type="float">
            <text:p>-0.0154844</text:p>
          </table:table-cell>
          <table:table-cell office:value-type="float" office:value="1.13834" calcext:value-type="float">
            <text:p>1.13834</text:p>
          </table:table-cell>
          <table:table-cell office:value-type="float" office:value="58.5668" calcext:value-type="float">
            <text:p>58.5668</text:p>
          </table:table-cell>
          <table:table-cell office:value-type="float" office:value="-0.252386" calcext:value-type="float">
            <text:p>-0.252386</text:p>
          </table:table-cell>
          <table:table-cell table:formula="of:=[.E42]*(1-0.6)+([.G41]*0.6)" office:value-type="float" office:value="-0.420170978655866" calcext:value-type="float">
            <text:p>-0.4201709787</text:p>
          </table:table-cell>
          <table:table-cell table:formula="of:=[.F42]" office:value-type="float" office:value="-0.420170978655866" calcext:value-type="float">
            <text:p>-0.4201709787</text:p>
          </table:table-cell>
        </table:table-row>
        <table:table-row table:style-name="ro1">
          <table:table-cell office:value-type="float" office:value="-3.18893" calcext:value-type="float">
            <text:p>-3.18893</text:p>
          </table:table-cell>
          <table:table-cell office:value-type="float" office:value="-0.00140401" calcext:value-type="float">
            <text:p>-0.00140401</text:p>
          </table:table-cell>
          <table:table-cell office:value-type="float" office:value="1.13767" calcext:value-type="float">
            <text:p>1.13767</text:p>
          </table:table-cell>
          <table:table-cell office:value-type="float" office:value="58.7665" calcext:value-type="float">
            <text:p>58.7665</text:p>
          </table:table-cell>
          <table:table-cell office:value-type="float" office:value="-0.00335888" calcext:value-type="float">
            <text:p>-0.00335888</text:p>
          </table:table-cell>
          <table:table-cell table:formula="of:=[.E43]*(1-0.6)+([.G42]*0.6)" office:value-type="float" office:value="-0.25344613919352" calcext:value-type="float">
            <text:p>-0.2534461392</text:p>
          </table:table-cell>
          <table:table-cell table:formula="of:=[.F43]" office:value-type="float" office:value="-0.25344613919352" calcext:value-type="float">
            <text:p>-0.2534461392</text:p>
          </table:table-cell>
        </table:table-row>
        <table:table-row table:style-name="ro1">
          <table:table-cell office:value-type="float" office:value="-3.18727" calcext:value-type="float">
            <text:p>-3.18727</text:p>
          </table:table-cell>
          <table:table-cell office:value-type="float" office:value="-0.00140328" calcext:value-type="float">
            <text:p>-0.00140328</text:p>
          </table:table-cell>
          <table:table-cell office:value-type="float" office:value="1.12565" calcext:value-type="float">
            <text:p>1.12565</text:p>
          </table:table-cell>
          <table:table-cell office:value-type="float" office:value="58.8667" calcext:value-type="float">
            <text:p>58.8667</text:p>
          </table:table-cell>
          <table:table-cell office:value-type="float" office:value="-0.119964" calcext:value-type="float">
            <text:p>-0.119964</text:p>
          </table:table-cell>
          <table:table-cell table:formula="of:=[.E44]*(1-0.6)+([.G43]*0.6)" office:value-type="float" office:value="-0.200053283516112" calcext:value-type="float">
            <text:p>-0.2000532835</text:p>
          </table:table-cell>
          <table:table-cell table:formula="of:=[.F44]" office:value-type="float" office:value="-0.200053283516112" calcext:value-type="float">
            <text:p>-0.2000532835</text:p>
          </table:table-cell>
        </table:table-row>
        <table:table-row table:style-name="ro1">
          <table:table-cell office:value-type="float" office:value="-3.18672" calcext:value-type="float">
            <text:p>-3.18672</text:p>
          </table:table-cell>
          <table:table-cell office:value-type="float" office:value="-0.00140303" calcext:value-type="float">
            <text:p>-0.00140303</text:p>
          </table:table-cell>
          <table:table-cell office:value-type="float" office:value="1.10554" calcext:value-type="float">
            <text:p>1.10554</text:p>
          </table:table-cell>
          <table:table-cell office:value-type="float" office:value="59.0669" calcext:value-type="float">
            <text:p>59.0669</text:p>
          </table:table-cell>
          <table:table-cell office:value-type="float" office:value="-0.100435" calcext:value-type="float">
            <text:p>-0.100435</text:p>
          </table:table-cell>
          <table:table-cell table:formula="of:=[.E45]*(1-0.6)+([.G44]*0.6)" office:value-type="float" office:value="-0.160205970109667" calcext:value-type="float">
            <text:p>-0.1602059701</text:p>
          </table:table-cell>
          <table:table-cell table:formula="of:=[.F45]" office:value-type="float" office:value="-0.160205970109667" calcext:value-type="float">
            <text:p>-0.1602059701</text:p>
          </table:table-cell>
        </table:table-row>
        <table:table-row table:style-name="ro1">
          <table:table-cell office:value-type="float" office:value="-3.18779" calcext:value-type="float">
            <text:p>-3.18779</text:p>
          </table:table-cell>
          <table:table-cell office:value-type="float" office:value="-0.00140351" calcext:value-type="float">
            <text:p>-0.00140351</text:p>
          </table:table-cell>
          <table:table-cell office:value-type="float" office:value="1.10149" calcext:value-type="float">
            <text:p>1.10149</text:p>
          </table:table-cell>
          <table:table-cell office:value-type="float" office:value="59.1666" calcext:value-type="float">
            <text:p>59.1666</text:p>
          </table:table-cell>
          <table:table-cell office:value-type="float" office:value="-0.0406347" calcext:value-type="float">
            <text:p>-0.0406347</text:p>
          </table:table-cell>
          <table:table-cell table:formula="of:=[.E46]*(1-0.6)+([.G45]*0.6)" office:value-type="float" office:value="-0.1123774620658" calcext:value-type="float">
            <text:p>-0.1123774621</text:p>
          </table:table-cell>
          <table:table-cell table:formula="of:=[.F46]" office:value-type="float" office:value="-0.1123774620658" calcext:value-type="float">
            <text:p>-0.1123774621</text:p>
          </table:table-cell>
        </table:table-row>
        <table:table-row table:style-name="ro1">
          <table:table-cell office:value-type="float" office:value="-3.18582" calcext:value-type="float">
            <text:p>-3.18582</text:p>
          </table:table-cell>
          <table:table-cell office:value-type="float" office:value="-0.00140264" calcext:value-type="float">
            <text:p>-0.00140264</text:p>
          </table:table-cell>
          <table:table-cell office:value-type="float" office:value="1.10037" calcext:value-type="float">
            <text:p>1.10037</text:p>
          </table:table-cell>
          <table:table-cell office:value-type="float" office:value="59.9669" calcext:value-type="float">
            <text:p>59.9669</text:p>
          </table:table-cell>
          <table:table-cell office:value-type="float" office:value="-0.00139795" calcext:value-type="float">
            <text:p>-0.00139795</text:p>
          </table:table-cell>
          <table:table-cell table:formula="of:=[.E47]*(1-0.6)+([.G46]*0.6)" office:value-type="float" office:value="-0.0679856572394802" calcext:value-type="float">
            <text:p>-0.0679856572</text:p>
          </table:table-cell>
          <table:table-cell table:formula="of:=[.F47]" office:value-type="float" office:value="-0.0679856572394802" calcext:value-type="float">
            <text:p>-0.0679856572</text:p>
          </table:table-cell>
        </table:table-row>
        <table:table-row table:style-name="ro1">
          <table:table-cell office:value-type="float" office:value="-3.18779" calcext:value-type="float">
            <text:p>-3.18779</text:p>
          </table:table-cell>
          <table:table-cell office:value-type="float" office:value="-0.00140351" calcext:value-type="float">
            <text:p>-0.00140351</text:p>
          </table:table-cell>
          <table:table-cell office:value-type="float" office:value="1.10149" calcext:value-type="float">
            <text:p>1.10149</text:p>
          </table:table-cell>
          <table:table-cell office:value-type="float" office:value="60.2665" calcext:value-type="float">
            <text:p>60.2665</text:p>
          </table:table-cell>
          <table:table-cell office:value-type="float" office:value="0.0037333" calcext:value-type="float">
            <text:p>0.0037333</text:p>
          </table:table-cell>
          <table:table-cell table:formula="of:=[.E48]*(1-0.6)+([.G47]*0.6)" office:value-type="float" office:value="-0.0392980743436881" calcext:value-type="float">
            <text:p>-0.0392980743</text:p>
          </table:table-cell>
          <table:table-cell table:formula="of:=[.F48]" office:value-type="float" office:value="-0.0392980743436881" calcext:value-type="float">
            <text:p>-0.0392980743</text:p>
          </table:table-cell>
        </table:table-row>
        <table:table-row table:style-name="ro1">
          <table:table-cell office:value-type="float" office:value="-3.18582" calcext:value-type="float">
            <text:p>-3.18582</text:p>
          </table:table-cell>
          <table:table-cell office:value-type="float" office:value="-0.00140264" calcext:value-type="float">
            <text:p>-0.00140264</text:p>
          </table:table-cell>
          <table:table-cell office:value-type="float" office:value="1.10037" calcext:value-type="float">
            <text:p>1.10037</text:p>
          </table:table-cell>
          <table:table-cell office:value-type="float" office:value="60.6668" calcext:value-type="float">
            <text:p>60.6668</text:p>
          </table:table-cell>
          <table:table-cell office:value-type="float" office:value="-0.00279515" calcext:value-type="float">
            <text:p>-0.00279515</text:p>
          </table:table-cell>
          <table:table-cell table:formula="of:=[.E49]*(1-0.6)+([.G48]*0.6)" office:value-type="float" office:value="-0.0246969046062129" calcext:value-type="float">
            <text:p>-0.0246969046</text:p>
          </table:table-cell>
          <table:table-cell table:formula="of:=[.F49]" office:value-type="float" office:value="-0.0246969046062129" calcext:value-type="float">
            <text:p>-0.0246969046</text:p>
          </table:table-cell>
        </table:table-row>
        <table:table-row table:style-name="ro1">
          <table:table-cell office:value-type="float" office:value="-3.18779" calcext:value-type="float">
            <text:p>-3.18779</text:p>
          </table:table-cell>
          <table:table-cell office:value-type="float" office:value="-0.00140351" calcext:value-type="float">
            <text:p>-0.00140351</text:p>
          </table:table-cell>
          <table:table-cell office:value-type="float" office:value="1.10149" calcext:value-type="float">
            <text:p>1.10149</text:p>
          </table:table-cell>
          <table:table-cell office:value-type="float" office:value="60.9665" calcext:value-type="float">
            <text:p>60.9665</text:p>
          </table:table-cell>
          <table:table-cell office:value-type="float" office:value="0.00373242" calcext:value-type="float">
            <text:p>0.00373242</text:p>
          </table:table-cell>
          <table:table-cell table:formula="of:=[.E50]*(1-0.6)+([.G49]*0.6)" office:value-type="float" office:value="-0.0133251747637277" calcext:value-type="float">
            <text:p>-0.0133251748</text:p>
          </table:table-cell>
          <table:table-cell table:formula="of:=[.F50]" office:value-type="float" office:value="-0.0133251747637277" calcext:value-type="float">
            <text:p>-0.0133251748</text:p>
          </table:table-cell>
        </table:table-row>
        <table:table-row table:style-name="ro1">
          <table:table-cell office:value-type="float" office:value="-3.18582" calcext:value-type="float">
            <text:p>-3.18582</text:p>
          </table:table-cell>
          <table:table-cell office:value-type="float" office:value="-0.00140264" calcext:value-type="float">
            <text:p>-0.00140264</text:p>
          </table:table-cell>
          <table:table-cell office:value-type="float" office:value="1.10037" calcext:value-type="float">
            <text:p>1.10037</text:p>
          </table:table-cell>
          <table:table-cell office:value-type="float" office:value="61.767" calcext:value-type="float">
            <text:p>61.767</text:p>
          </table:table-cell>
          <table:table-cell office:value-type="float" office:value="-0.00139772" calcext:value-type="float">
            <text:p>-0.00139772</text:p>
          </table:table-cell>
          <table:table-cell table:formula="of:=[.E51]*(1-0.6)+([.G50]*0.6)" office:value-type="float" office:value="-0.00855419285823664" calcext:value-type="float">
            <text:p>-0.0085541929</text:p>
          </table:table-cell>
          <table:table-cell table:formula="of:=[.F51]" office:value-type="float" office:value="-0.00855419285823664" calcext:value-type="float">
            <text:p>-0.0085541929</text:p>
          </table:table-cell>
        </table:table-row>
        <table:table-row table:style-name="ro1">
          <table:table-cell office:value-type="float" office:value="-3.18779" calcext:value-type="float">
            <text:p>-3.18779</text:p>
          </table:table-cell>
          <table:table-cell office:value-type="float" office:value="-0.00140351" calcext:value-type="float">
            <text:p>-0.00140351</text:p>
          </table:table-cell>
          <table:table-cell office:value-type="float" office:value="1.10149" calcext:value-type="float">
            <text:p>1.10149</text:p>
          </table:table-cell>
          <table:table-cell office:value-type="float" office:value="62.0669" calcext:value-type="float">
            <text:p>62.0669</text:p>
          </table:table-cell>
          <table:table-cell office:value-type="float" office:value="0.00372982" calcext:value-type="float">
            <text:p>0.00372982</text:p>
          </table:table-cell>
          <table:table-cell table:formula="of:=[.E52]*(1-0.6)+([.G51]*0.6)" office:value-type="float" office:value="-0.00364058771494198" calcext:value-type="float">
            <text:p>-0.0036405877</text:p>
          </table:table-cell>
          <table:table-cell table:formula="of:=[.F52]" office:value-type="float" office:value="-0.00364058771494198" calcext:value-type="float">
            <text:p>-0.0036405877</text:p>
          </table:table-cell>
        </table:table-row>
        <table:table-row table:style-name="ro1">
          <table:table-cell office:value-type="float" office:value="-3.18582" calcext:value-type="float">
            <text:p>-3.18582</text:p>
          </table:table-cell>
          <table:table-cell office:value-type="float" office:value="-0.00140264" calcext:value-type="float">
            <text:p>-0.00140264</text:p>
          </table:table-cell>
          <table:table-cell office:value-type="float" office:value="1.10037" calcext:value-type="float">
            <text:p>1.10037</text:p>
          </table:table-cell>
          <table:table-cell office:value-type="float" office:value="62.4669" calcext:value-type="float">
            <text:p>62.4669</text:p>
          </table:table-cell>
          <table:table-cell office:value-type="float" office:value="-0.00279715" calcext:value-type="float">
            <text:p>-0.00279715</text:p>
          </table:table-cell>
          <table:table-cell table:formula="of:=[.E53]*(1-0.6)+([.G52]*0.6)" office:value-type="float" office:value="-0.00330321262896519" calcext:value-type="float">
            <text:p>-0.0033032126</text:p>
          </table:table-cell>
          <table:table-cell table:formula="of:=[.F53]" office:value-type="float" office:value="-0.00330321262896519" calcext:value-type="float">
            <text:p>-0.0033032126</text:p>
          </table:table-cell>
        </table:table-row>
        <table:table-row table:style-name="ro1">
          <table:table-cell office:value-type="float" office:value="-3.18779" calcext:value-type="float">
            <text:p>-3.18779</text:p>
          </table:table-cell>
          <table:table-cell office:value-type="float" office:value="-0.00140351" calcext:value-type="float">
            <text:p>-0.00140351</text:p>
          </table:table-cell>
          <table:table-cell office:value-type="float" office:value="1.10149" calcext:value-type="float">
            <text:p>1.10149</text:p>
          </table:table-cell>
          <table:table-cell office:value-type="float" office:value="62.6671" calcext:value-type="float">
            <text:p>62.6671</text:p>
          </table:table-cell>
          <table:table-cell office:value-type="float" office:value="0.00558872" calcext:value-type="float">
            <text:p>0.00558872</text:p>
          </table:table-cell>
          <table:table-cell table:formula="of:=[.E54]*(1-0.6)+([.G53]*0.6)" office:value-type="float" office:value="0.000253560422620885" calcext:value-type="float">
            <text:p>0.0002535604</text:p>
          </table:table-cell>
          <table:table-cell table:formula="of:=[.F54]" office:value-type="float" office:value="0.000253560422620885" calcext:value-type="float">
            <text:p>0.0002535604</text:p>
          </table:table-cell>
        </table:table-row>
        <table:table-row table:style-name="ro1">
          <table:table-cell table:number-columns-repeated="3" office:value-type="float" office:value="0" calcext:value-type="float">
            <text:p>0</text:p>
          </table:table-cell>
          <table:table-cell office:value-type="float" office:value="63.6761" calcext:value-type="float">
            <text:p>63.6761</text:p>
          </table:table-cell>
          <table:table-cell office:value-type="float" office:value="-1.09165" calcext:value-type="float">
            <text:p>-1.09165</text:p>
          </table:table-cell>
          <table:table-cell table:formula="of:=[.E55]*(1-0.6)+([.G54]*0.6)" office:value-type="float" office:value="-0.436507863746427" calcext:value-type="float">
            <text:p>-0.4365078637</text:p>
          </table:table-cell>
          <table:table-cell table:formula="of:=[.F55]" office:value-type="float" office:value="-0.436507863746427" calcext:value-type="float">
            <text:p>-0.43650786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A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9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9-27T15:13:49.794610749</dc:date>
    <meta:editing-duration>PT24M39S</meta:editing-duration>
    <meta:editing-cycles>1</meta:editing-cycles>
    <meta:document-statistic meta:table-count="1" meta:cell-count="385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174cm" svg:y="4.201cm" style:legend-expansion="high" chart:style-name="ch2"/>
        <chart:plot-area chart:style-name="ch3" table:cell-range-address="EEFposition.D1:EEFposition.D55 EEFposition.F1:EEFposition.F55" svg:x="0.32cm" svg:y="0.18cm" svg:width="12.534cm" svg:height="8.64cm">
          <chartooo:coordinate-region svg:x="1.153cm" svg:y="0.379cm" svg:width="11.514cm" svg:height="8.242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EEFposition.F1:EEFposition.F55" chart:class="chart:scatter">
            <chart:domain table:cell-range-address="EEFposition.D1:EEFposition.D55"/>
            <chart:data-point chart:repeated="5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F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52.2664">
                <text:p>52.2664</text:p>
                <draw:g>
                  <svg:desc>EEFposition.D1:EEFposition.D55</svg:desc>
                </draw:g>
              </table:table-cell>
              <table:table-cell office:value-type="float" office:value="0.0891672">
                <text:p>0.0891672</text:p>
                <draw:g>
                  <svg:desc>EEFposition.F1:EEFposition.F5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2.5666">
                <text:p>52.5666</text:p>
              </table:table-cell>
              <table:table-cell office:value-type="float" office:value="0.050662136">
                <text:p>0.05066213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52.7665">
                <text:p>52.7665</text:p>
              </table:table-cell>
              <table:table-cell office:value-type="float" office:value="0.0346588416">
                <text:p>0.034658841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2.8666">
                <text:p>52.8666</text:p>
              </table:table-cell>
              <table:table-cell office:value-type="float" office:value="0.02931282496">
                <text:p>0.029312824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3.0666">
                <text:p>53.0666</text:p>
              </table:table-cell>
              <table:table-cell office:value-type="float" office:value="-0.000401305023999987">
                <text:p>-0.00040130502399998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3.1665">
                <text:p>53.1665</text:p>
              </table:table-cell>
              <table:table-cell office:value-type="float" office:value="-0.0935971830144">
                <text:p>-0.093597183014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3.3668">
                <text:p>53.3668</text:p>
              </table:table-cell>
              <table:table-cell office:value-type="float" office:value="-0.22629110980864">
                <text:p>-0.22629110980864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3.4664">
                <text:p>53.4664</text:p>
              </table:table-cell>
              <table:table-cell office:value-type="float" office:value="-0.651674665885184">
                <text:p>-0.65167466588518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3.6667">
                <text:p>53.6667</text:p>
              </table:table-cell>
              <table:table-cell office:value-type="float" office:value="-0.61430199953111">
                <text:p>-0.6143019995311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3.7666">
                <text:p>53.7666</text:p>
              </table:table-cell>
              <table:table-cell office:value-type="float" office:value="-0.782149199718666">
                <text:p>-0.78214919971866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3.9667">
                <text:p>53.9667</text:p>
              </table:table-cell>
              <table:table-cell office:value-type="float" office:value="-0.6842251198312">
                <text:p>-0.68422511983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4.0666">
                <text:p>54.0666</text:p>
              </table:table-cell>
              <table:table-cell office:value-type="float" office:value="-0.91767507189872">
                <text:p>-0.9176750718987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4.2666">
                <text:p>54.2666</text:p>
              </table:table-cell>
              <table:table-cell office:value-type="float" office:value="-0.792027843139232">
                <text:p>-0.7920278431392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4.3665">
                <text:p>54.3665</text:p>
              </table:table-cell>
              <table:table-cell office:value-type="float" office:value="-0.952756705883539">
                <text:p>-0.9527567058835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4.5665">
                <text:p>54.5665</text:p>
              </table:table-cell>
              <table:table-cell office:value-type="float" office:value="-0.771591623530123">
                <text:p>-0.771591623530123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54.6664">
                <text:p>54.6664</text:p>
              </table:table-cell>
              <table:table-cell office:value-type="float" office:value="-0.872538974118074">
                <text:p>-0.87253897411807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4.867">
                <text:p>54.867</text:p>
              </table:table-cell>
              <table:table-cell office:value-type="float" office:value="-0.764154184470844">
                <text:p>-0.76415418447084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4.9665">
                <text:p>54.9665</text:p>
              </table:table-cell>
              <table:table-cell office:value-type="float" office:value="-0.882924510682506">
                <text:p>-0.882924510682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5.1665">
                <text:p>55.1665</text:p>
              </table:table-cell>
              <table:table-cell office:value-type="float" office:value="-0.719153106409504">
                <text:p>-0.71915310640950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55.2666">
                <text:p>55.2666</text:p>
              </table:table-cell>
              <table:table-cell office:value-type="float" office:value="-0.824637863845702">
                <text:p>-0.824637863845702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5.4667">
                <text:p>55.4667</text:p>
              </table:table-cell>
              <table:table-cell office:value-type="float" office:value="-0.704890718307421">
                <text:p>-0.7048907183074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55.5666">
                <text:p>55.5666</text:p>
              </table:table-cell>
              <table:table-cell office:value-type="float" office:value="-0.876742430984453">
                <text:p>-0.87674243098445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55.7666">
                <text:p>55.7666</text:p>
              </table:table-cell>
              <table:table-cell office:value-type="float" office:value="-0.676299458590672">
                <text:p>-0.67629945859067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5.8664">
                <text:p>55.8664</text:p>
              </table:table-cell>
              <table:table-cell office:value-type="float" office:value="-0.735469275154403">
                <text:p>-0.7354692751544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56.0665">
                <text:p>56.0665</text:p>
              </table:table-cell>
              <table:table-cell office:value-type="float" office:value="-0.634056765092642">
                <text:p>-0.63405676509264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56.1668">
                <text:p>56.1668</text:p>
              </table:table-cell>
              <table:table-cell office:value-type="float" office:value="-0.785746059055585">
                <text:p>-0.78574605905558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6.3668">
                <text:p>56.3668</text:p>
              </table:table-cell>
              <table:table-cell office:value-type="float" office:value="-0.676767235433351">
                <text:p>-0.67676723543335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56.4666">
                <text:p>56.4666</text:p>
              </table:table-cell>
              <table:table-cell office:value-type="float" office:value="-0.788836341260011">
                <text:p>-0.788836341260011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6.6665">
                <text:p>56.6665</text:p>
              </table:table-cell>
              <table:table-cell office:value-type="float" office:value="-0.670627804756006">
                <text:p>-0.670627804756006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56.7664">
                <text:p>56.7664</text:p>
              </table:table-cell>
              <table:table-cell office:value-type="float" office:value="-0.785491082853604">
                <text:p>-0.785491082853604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6.9667">
                <text:p>56.9667</text:p>
              </table:table-cell>
              <table:table-cell office:value-type="float" office:value="-0.659067849712162">
                <text:p>-0.659067849712162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57.0664">
                <text:p>57.0664</text:p>
              </table:table-cell>
              <table:table-cell office:value-type="float" office:value="-0.754729109827297">
                <text:p>-0.754729109827297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57.2665">
                <text:p>57.2665</text:p>
              </table:table-cell>
              <table:table-cell office:value-type="float" office:value="-0.622927465896378">
                <text:p>-0.622927465896378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7.3666">
                <text:p>57.3666</text:p>
              </table:table-cell>
              <table:table-cell office:value-type="float" office:value="-0.757735679537827">
                <text:p>-0.75773567953782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57.5668">
                <text:p>57.5668</text:p>
              </table:table-cell>
              <table:table-cell office:value-type="float" office:value="-0.669023807722696">
                <text:p>-0.66902380772269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57.6666">
                <text:p>57.6666</text:p>
              </table:table-cell>
              <table:table-cell office:value-type="float" office:value="-0.825574284633618">
                <text:p>-0.825574284633618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57.8665">
                <text:p>57.8665</text:p>
              </table:table-cell>
              <table:table-cell office:value-type="float" office:value="-0.679547770780171">
                <text:p>-0.679547770780171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57.9665">
                <text:p>57.9665</text:p>
              </table:table-cell>
              <table:table-cell office:value-type="float" office:value="-0.743638662468102">
                <text:p>-0.743638662468102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58.1666">
                <text:p>58.1666</text:p>
              </table:table-cell>
              <table:table-cell office:value-type="float" office:value="-0.609641197480861">
                <text:p>-0.609641197480861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58.2665">
                <text:p>58.2665</text:p>
              </table:table-cell>
              <table:table-cell office:value-type="float" office:value="-0.688120718488517">
                <text:p>-0.68812071848851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58.4669">
                <text:p>58.4669</text:p>
              </table:table-cell>
              <table:table-cell office:value-type="float" office:value="-0.53202763109311">
                <text:p>-0.5320276310931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8.5668">
                <text:p>58.5668</text:p>
              </table:table-cell>
              <table:table-cell office:value-type="float" office:value="-0.420170978655866">
                <text:p>-0.420170978655866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8.7665">
                <text:p>58.7665</text:p>
              </table:table-cell>
              <table:table-cell office:value-type="float" office:value="-0.25344613919352">
                <text:p>-0.2534461391935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8.8667">
                <text:p>58.8667</text:p>
              </table:table-cell>
              <table:table-cell office:value-type="float" office:value="-0.200053283516112">
                <text:p>-0.200053283516112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9.0669">
                <text:p>59.0669</text:p>
              </table:table-cell>
              <table:table-cell office:value-type="float" office:value="-0.160205970109667">
                <text:p>-0.160205970109667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9.1666">
                <text:p>59.1666</text:p>
              </table:table-cell>
              <table:table-cell office:value-type="float" office:value="-0.1123774620658">
                <text:p>-0.1123774620658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9.9669">
                <text:p>59.9669</text:p>
              </table:table-cell>
              <table:table-cell office:value-type="float" office:value="-0.0679856572394802">
                <text:p>-0.067985657239480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0.2665">
                <text:p>60.2665</text:p>
              </table:table-cell>
              <table:table-cell office:value-type="float" office:value="-0.0392980743436881">
                <text:p>-0.0392980743436881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0.6668">
                <text:p>60.6668</text:p>
              </table:table-cell>
              <table:table-cell office:value-type="float" office:value="-0.0246969046062129">
                <text:p>-0.02469690460621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0.9665">
                <text:p>60.9665</text:p>
              </table:table-cell>
              <table:table-cell office:value-type="float" office:value="-0.0133251747637277">
                <text:p>-0.013325174763727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1.767">
                <text:p>61.767</text:p>
              </table:table-cell>
              <table:table-cell office:value-type="float" office:value="-0.00855419285823664">
                <text:p>-0.0085541928582366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62.0669">
                <text:p>62.0669</text:p>
              </table:table-cell>
              <table:table-cell office:value-type="float" office:value="-0.00364058771494198">
                <text:p>-0.0036405877149419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2.4669">
                <text:p>62.4669</text:p>
              </table:table-cell>
              <table:table-cell office:value-type="float" office:value="-0.00330321262896519">
                <text:p>-0.00330321262896519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2.6671">
                <text:p>62.6671</text:p>
              </table:table-cell>
              <table:table-cell office:value-type="float" office:value="0.000253560422620885">
                <text:p>0.00025356042262088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63.6761">
                <text:p>63.6761</text:p>
              </table:table-cell>
              <table:table-cell office:value-type="float" office:value="-0.436507863746427">
                <text:p>-0.43650786374642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